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nes antioxidantes son MnSOD (manganeso superóxido dismutasa) y GPx (glutatión peroxidasa). MnSOD les salió significativo (p-valor &lt; 0.05).</text:p>
      <text:p text:style-name="Standard"/>
      <text:p text:style-name="Standard">Genes de pluripotencia (cancer) son oct-4, SOX2 y c my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Predeterminado_7e_LT_7e_Untertitel" style:display-name="Predeterminado~LT~Untertitel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Arial1" fo:font-size="32pt" style:font-name-asian="Arial2" style:font-size-asian="32pt" style:font-name-complex="Arial2" style:font-size-complex="32pt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Predeterminado_7e_LT_7e_Hintergrundobjekte" style:display-name="Predeterminado~LT~Hintergrundobjekte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Predeterminado_7e_LT_7e_Hintergrund" style:display-name="Predeterminado~LT~Hintergrund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default" style:family="paragraph" style:default-outline-level="" style:list-style-name="">
      <style:paragraph-properties style:line-height-at-least="0.353cm" fo:orphans="2" fo:widows="2" style:writing-mode="lr-tb"/>
      <style:text-properties style:use-window-font-color="true" style:font-name="Arial1" fo:font-size="18pt" style:font-name-asian="Arial2" style:font-size-asian="18pt" style:font-name-complex="Arial2" style:font-size-complex="18pt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Objetos_20_de_20_fondo" style:display-name="Objetos de 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Notas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Esquema_20_1" style:display-name="Esquema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WW-Título12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ListLabel_20_1" style:display-name="ListLabel 1" style:family="text">
      <style:text-properties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8</meta:editing-cycles>
    <meta:creation-date>2021-05-20T17:43:00</meta:creation-date>
    <dc:date>2021-05-20T22:56:00.69</dc:date>
    <meta:editing-duration>PT3M30S</meta:editing-duration>
    <meta:generator>OpenOffice/4.1.7$Win32 OpenOffice.org_project/417m1$Build-9800</meta:generator>
    <meta:document-statistic meta:table-count="0" meta:image-count="0" meta:object-count="0" meta:page-count="1" meta:paragraph-count="2" meta:word-count="28" meta:character-count="196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